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JITT 1.5</text:p>
          </table:table-cell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2.75/30" office:value-type="float" office:value="0.758333333333333" calcext:value-type="float">
            <text:p>0.75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/>
          <table:table-cell table:formula="of:=25.5/3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bonus</text:p>
          </table:table-cell>
          <table:table-cell table:formula="of:=15/3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19/30" office:value-type="float" office:value="0.633333333333333" calcext:value-type="float">
            <text:p>0.6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21.5/30" office:value-type="float" office:value="0.716666666666667" calcext:value-type="float">
            <text:p>0.71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table:formula="of:=24.5/30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2.5/3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3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table:formula="of:=20/30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  <table:table-cell table:formula="of:=22/30"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0.5/30" office:value-type="float" office:value="0.683333333333333" calcext:value-type="float">
            <text:p>0.683333333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3-27">00/00/0000</text:date>, <text:time style:data-style-name="N2" text:time-value="16:02:11.115281972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3-27T16:10:50.806370296</dc:date>
    <meta:editing-duration>PT1H15M17S</meta:editing-duration>
    <meta:editing-cycles>23</meta:editing-cycles>
    <meta:document-statistic meta:table-count="1" meta:cell-count="223" meta:object-count="0"/>
  </office:meta>
</office:document-meta>
</file>